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194in"/>
    </style:style>
    <style:style style:name="Table1.E" style:family="table-column">
      <style:table-column-properties style:column-width="1.4826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19" style:family="table-row">
      <style:table-row-properties style:row-height="0.2743in" fo:keep-together="always"/>
    </style:style>
    <style:style style:name="Table1.21" style:family="table-row">
      <style:table-row-properties style:row-height="0.316in" fo:keep-together="always"/>
    </style:style>
    <style:style style:name="Table1.24" style:family="table-row">
      <style:table-row-properties style:min-row-height="0.309in" fo:keep-together="always"/>
    </style:style>
    <style:style style:name="Table1.25" style:family="table-row">
      <style:table-row-properties style:min-row-height="0.625in" fo:keep-together="always"/>
    </style:style>
    <style:style style:name="Table1.A25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5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6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1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1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1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8pt" fo:font-weight="normal" style:font-size-asian="8pt" style:font-weight-asian="normal" style:font-name-complex="Tahoma1" style:font-weight-complex="normal"/>
    </style:style>
    <style:style style:name="P12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</style:style>
    <style:style style:name="P13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style:font-size-asian="7pt" style:font-weight-asian="bold" style:font-name-complex="Tahoma1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bold" style:font-size-asian="7pt" style:font-weight-asian="bold" style:font-name-complex="Tahoma1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1"/>
    </style:style>
    <style:style style:name="P21" style:family="paragraph" style:parent-style-name="Body_20_Text1">
      <style:paragraph-properties fo:margin-left="0in" fo:margin-right="0in" fo:margin-top="0.0835in" fo:margin-bottom="0.0835in" loext:contextual-spacing="false" fo:text-indent="0in" style:auto-text-indent="false">
        <style:tab-stops>
          <style:tab-stop style:position="1.25in"/>
          <style:tab-stop style:position="2.3335in" style:type="right"/>
        </style:tab-stops>
      </style:paragraph-properties>
    </style:style>
    <style:style style:name="P22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23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1"/>
    </style:style>
    <style:style style:name="P24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25" style:family="paragraph" style:parent-style-name="LO-Normal">
      <style:paragraph-properties fo:margin-left="0in" fo:margin-right="0in" fo:text-indent="0in" style:auto-text-indent="false">
        <style:tab-stops/>
      </style:paragraph-properties>
    </style:style>
    <style:style style:name="P26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27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28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29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style:font-name="Verdana" fo:font-size="8pt" fo:language="en" fo:country="GB" fo:font-style="italic" officeooo:rsid="0006694b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/>
    </style:style>
    <style:style style:name="P30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31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ahoma" fo:font-size="8pt" style:font-size-asian="8pt" style:font-name-complex="Tahoma1" style:font-size-complex="8pt"/>
    </style:style>
    <style:style style:name="P3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8pt" style:font-size-asian="8pt" style:font-name-complex="Tahoma1" style:font-size-complex="8pt"/>
    </style:style>
    <style:style style:name="P3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35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3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1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Verdana" fo:font-size="7pt" fo:language="sq" fo:country="AL" fo:font-style="italic" style:font-name-asian="Times New Roman1" style:font-size-asian="7pt" style:font-style-asian="italic" style:font-name-complex="Verdana1"/>
    </style:style>
    <style:style style:name="T6" style:family="text">
      <style:text-properties style:font-name="Tahoma" fo:font-size="7pt" fo:language="sq" fo:country="AL" style:font-size-asian="7pt" style:font-name-complex="Tahoma1"/>
    </style:style>
    <style:style style:name="T7" style:family="text">
      <style:text-properties style:font-name="Tahoma" fo:font-size="7pt" fo:language="sq" fo:country="AL" fo:font-style="italic" style:font-size-asian="7pt" style:font-style-asian="italic" style:font-name-complex="Tahoma1"/>
    </style:style>
    <style:style style:name="T8" style:family="text">
      <style:text-properties style:font-name="Tahoma" fo:font-size="7pt" fo:language="sq" fo:country="AL" fo:font-weight="bold" style:font-size-asian="7pt" style:font-weight-asian="bold" style:font-name-complex="Tahoma1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1"/>
    </style:style>
    <style:style style:name="T10" style:family="text">
      <style:text-properties style:font-name="Tahoma" fo:font-size="7pt" style:font-size-asian="7pt" style:font-name-complex="Tahoma1"/>
    </style:style>
    <style:style style:name="T11" style:family="text">
      <style:text-properties style:font-name="Tahoma" fo:font-size="7pt" fo:font-weight="bold" style:font-size-asian="7pt" style:font-weight-asian="bold" style:font-name-complex="Tahoma1"/>
    </style:style>
    <style:style style:name="T12" style:family="text">
      <style:text-properties style:font-name="Tahoma" fo:font-size="7pt" fo:language="fi" fo:country="FI" fo:font-weight="bold" style:font-name-asian="Times New Roman1" style:font-size-asian="7pt" style:font-weight-asian="bold" style:font-name-complex="Tahoma1"/>
    </style:style>
    <style:style style:name="T13" style:family="text">
      <style:text-properties style:font-name="Tahoma" fo:font-size="8pt" fo:language="sq" fo:country="AL" fo:font-weight="bold" style:font-size-asian="8pt" style:font-weight-asian="bold" style:font-name-complex="Tahoma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Gender" text:name="py3o.offering_letter.gender"/>
        <text:user-field-decl office:value-type="string" office:string-value="Age" text:name="py3o.offering_letter.age"/>
        <text:user-field-decl office:value-type="string" office:string-value="Address" text:name="py3o.offering_letter.address"/>
        <text:user-field-decl office:value-type="string" office:string-value="Degree" text:name="py3o.offering_letter.degree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</text:user-field-decls>
      <text:p text:style-name="P4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30"/>
      <text:p text:style-name="P31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6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11"><text:s/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6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33"><text:s/><text:user-field-get text:name="py3o.offering_letter.gender">Gender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Tempat, Tanggal Lahir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place_of_birth">Place Of Birth</text:user-field-get>, 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Umur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9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address">Address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degree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32"><text:s/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No.</text:p>
          </table:table-cell>
          <table:table-cell table:style-name="Table1.D2" table:number-columns-spanned="5" office:value-type="string">
            <text:p text:style-name="P10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6">1.</text:p>
          </table:table-cell>
          <table:table-cell table:style-name="Table1.A1" table:number-columns-spanned="3" office:value-type="string">
            <text:p text:style-name="P17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19"><text:s/><text:span text:style-name="T15"><text:user-field-get text:name="py3o.offering_letter.company_id.name">Company Name</text:user-field-get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6">2.</text:p>
          </table:table-cell>
          <table:table-cell table:style-name="Table1.A2" table:number-columns-spanned="3" office:value-type="string">
            <text:p text:style-name="P13"><text:span text:style-name="T6">Status Kepegawaian (</text:span><text:span text:style-name="T7">Kontrak</text:span><text:span text:style-name="T6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0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3.</text:p>
          </table:table-cell>
          <table:table-cell table:style-name="Table1.A2" table:number-columns-spanned="3" office:value-type="string">
            <text:p text:style-name="P14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34"><text:s/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4.</text:p>
          </table:table-cell>
          <table:table-cell table:style-name="Table1.A2" table:number-columns-spanned="3" office:value-type="string">
            <text:p text:style-name="P14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18">Rp. 2,500,00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5.</text:p>
          </table:table-cell>
          <table:table-cell table:style-name="Table1.A2" table:number-columns-spanned="3" office:value-type="string">
            <text:p text:style-name="P14">Tunjangan Fungsional (Bersifat tetap) (Rp)</text:p>
          </table:table-cell>
          <table:covered-table-cell/>
          <table:covered-table-cell/>
          <table:table-cell table:style-name="Table1.D2" table:number-columns-spanned="2" office:value-type="string">
            <text:p text:style-name="P18">Rp. 500,00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6.</text:p>
          </table:table-cell>
          <table:table-cell table:style-name="Table1.A2" table:number-columns-spanned="3" office:value-type="string">
            <text:p text:style-name="P14">Tunjangan Transportasi (Bersifat tidak tetap) (Rp)</text:p>
          </table:table-cell>
          <table:covered-table-cell/>
          <table:covered-table-cell/>
          <table:table-cell table:style-name="Table1.D2" table:number-columns-spanned="2" office:value-type="string">
            <text:p text:style-name="P18">Rp. 500,00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7.</text:p>
          </table:table-cell>
          <table:table-cell table:style-name="Table1.A2" table:number-columns-spanned="3" office:value-type="string">
            <text:p text:style-name="P14">Tunjangan Jabatan (Bersifat tidak tetap) (Rp)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span text:style-name="Default_20_Paragraph_20_Font1"><text:span text:style-name="T12">Rp. 0</text:span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8.</text:p>
          </table:table-cell>
          <table:table-cell table:style-name="Table1.A2" table:number-columns-spanned="3" office:value-type="string">
            <text:p text:style-name="P14">Tunjangan Lainnya (Bersifat tidak tetap) (Rp)</text:p>
          </table:table-cell>
          <table:covered-table-cell/>
          <table:covered-table-cell/>
          <table:table-cell table:style-name="Table1.D2" table:number-columns-spanned="2" office:value-type="string">
            <text:p text:style-name="P18">Rp. 750,000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9</text:p>
          </table:table-cell>
          <table:table-cell table:style-name="Table1.A2" table:number-columns-spanned="3" office:value-type="string">
            <text:p text:style-name="P12"><text:span text:style-name="T6">Total </text:span><text:span text:style-name="T7">Take Home Pay</text:span><text:span text:style-name="T6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2"><text:span text:style-name="T8">Rp</text:span><text:span text:style-name="T13">. 4,250,000</text:span></text:p>
          </table:table-cell>
          <table:covered-table-cell/>
        </table:table-row>
        <table:table-row table:style-name="Table1.19">
          <table:table-cell table:style-name="Table1.A2" office:value-type="string">
            <text:p text:style-name="P8">10.</text:p>
          </table:table-cell>
          <table:table-cell table:style-name="Table1.A2" table:number-columns-spanned="3" office:value-type="string">
            <text:p text:style-name="P6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span text:style-name="Default_20_Paragraph_20_Font1"><text:span text:style-name="T4">THR, BPJS Kesehatan, BPJS Ketenagakerjaan, </text:span></text:span><text:span text:style-name="Default_20_Paragraph_20_Font1"><text:span text:style-name="T5">PERSONAL ACCIDENT</text:span></text:span><text:span text:style-name="Default_20_Paragraph_20_Font1"><text:span text:style-name="T4">, PAJAK, CUTI dan LEMBUR</text:span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11.</text:p>
          </table:table-cell>
          <table:table-cell table:style-name="Table1.A2" table:number-columns-spanned="3" office:value-type="string">
            <text:p text:style-name="P6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28">29 Agustus 2019</text:p>
          </table:table-cell>
          <table:covered-table-cell/>
        </table:table-row>
        <table:table-row table:style-name="Table1.21">
          <table:table-cell table:style-name="Table1.A2" office:value-type="string">
            <text:p text:style-name="P8">12.</text:p>
          </table:table-cell>
          <table:table-cell table:style-name="Table1.A2" table:number-columns-spanned="3" office:value-type="string">
            <text:p text:style-name="P6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3"><text:span text:style-name="T8">2 (Dua) tahun; </text:span><text:span text:style-name="T6">dengan </text:span><text:span text:style-name="T7">Key Performance Indicator</text:span><text:span text:style-name="T6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13.</text:p>
          </table:table-cell>
          <table:table-cell table:style-name="Table1.A2" table:number-columns-spanned="3" office:value-type="string">
            <text:p text:style-name="P6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6">Terlampi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7">14.</text:p>
          </table:table-cell>
          <table:table-cell table:style-name="Table1.A2" table:number-columns-spanned="3" office:value-type="string">
            <text:p text:style-name="P5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5">Terlampir</text:p>
          </table:table-cell>
          <table:covered-table-cell/>
        </table:table-row>
        <table:table-row table:style-name="Table1.24">
          <table:table-cell table:style-name="Table1.A1" table:number-columns-spanned="2" office:value-type="string">
            <text:p text:style-name="P26">Persetujuan </text:p>
            <text:p text:style-name="P26">Calon Karyawan</text:p>
          </table:table-cell>
          <table:covered-table-cell/>
          <table:table-cell table:style-name="Table1.A1" table:number-columns-spanned="3" office:value-type="string">
            <text:p text:style-name="P26">Persetujuan</text:p>
            <text:p text:style-name="P26">Direktur PT MUM</text:p>
          </table:table-cell>
          <table:covered-table-cell/>
          <table:covered-table-cell/>
          <table:table-cell table:style-name="Table1.D1" office:value-type="string">
            <text:p text:style-name="P26">Persetujuan</text:p>
            <text:p text:style-name="P26">Direktur PT. Mitra Bisnis Madani - Kantor Pusat</text:p>
          </table:table-cell>
        </table:table-row>
        <table:table-row table:style-name="Table1.25">
          <table:table-cell table:style-name="Table1.A25" table:number-columns-spanned="2" office:value-type="string">
            <text:p text:style-name="P26"/>
            <text:p text:style-name="P27"/>
            <text:p text:style-name="P26"/>
            <text:p text:style-name="P26"/>
            <text:p text:style-name="P26">Bayu Aldo Prasetya</text:p>
          </table:table-cell>
          <table:covered-table-cell/>
          <table:table-cell table:style-name="Table1.A25" table:number-columns-spanned="3" office:value-type="string">
            <text:p text:style-name="P27"/>
            <text:p text:style-name="P27"/>
            <text:p text:style-name="P27"/>
            <text:p text:style-name="P26"/>
            <text:p text:style-name="P26">Bagus T. Wibisono</text:p>
          </table:table-cell>
          <table:covered-table-cell/>
          <table:covered-table-cell/>
          <table:table-cell table:style-name="Table1.F25" office:value-type="string">
            <text:p text:style-name="P27"/>
            <text:p text:style-name="P27"/>
            <text:p text:style-name="P27"/>
            <text:p text:style-name="P26"/>
            <text:p text:style-name="P26">Diyah Wahyuningsih</text:p>
          </table:table-cell>
        </table:table-row>
        <table:table-row table:style-name="Table1.26">
          <table:table-cell table:style-name="Table1.F25" table:number-columns-spanned="6" office:value-type="string">
            <text:p text:style-name="P24">Beberapa ketentuan sebagai karyawan PT. MUM yang akan ditempatkan di PT PNM (Persero) :</text:p>
            <text:list xml:id="list1978080618" text:style-name="WWNum1">
              <text:list-item>
                <text:p text:style-name="P35"><text:span text:style-name="T6">Apabila Saudara mengundurkan diri atas kemauan sendiri selama masa </text:span><text:span text:style-name="T10">waktu tertentu (kontrak)</text:span><text:span text:style-name="T6">, maka kepada Saudara diwajibkan untuk membayar ganti rugi yang jumlahnya ditentukan di dalam Surat Kebijakan SDM;</text:span></text:p>
              </text:list-item>
              <text:list-item>
                <text:p text:style-name="P36">Hasil kerja pada jabatan yang ditetapkan akan dievaluasi selama 3 (tiga) bulan dan dapat mempengaruhi penilaian prestasidan atau status kepegawaian;</text:p>
              </text:list-item>
              <text:list-item>
                <text:p text:style-name="P36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36">Jam Kerja sebagai berikut : </text:p>
              </text:list-item>
            </text:list>
            <text:p text:style-name="P22"><text:span text:style-name="T9">Senin – Jumat</text:span><text:span text:style-name="T8"><text:tab/></text:span><text:span text:style-name="T11"> <text:s text:c="8"/></text:span><text:span text:style-name="T6">: Pukul <text:s text:c="2"/>8.30 s.d 17.30 (</text:span><text:span text:style-name="T7">waktu setempat</text:span><text:span text:style-name="T6">)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9</meta:editing-cycles>
    <dc:date>2020-02-17T10:54:17.220220203</dc:date>
    <meta:editing-duration>PT2H50M36S</meta:editing-duration>
    <meta:generator>LibreOffice/6.2.3.2$Linux_X86_64 LibreOffice_project/20$Build-2</meta:generator>
    <meta:document-statistic meta:table-count="1" meta:image-count="2" meta:object-count="0" meta:page-count="1" meta:paragraph-count="78" meta:word-count="303" meta:character-count="2037" meta:non-whitespace-character-count="1781"/>
  </office:meta>
</office:document-meta>
</file>